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02F5AAB12103306E224.png" manifest:media-type="image/png"/>
  <manifest:file-entry manifest:full-path="Pictures/100000010000048E0000014C29E2CA9F3C80D223.png" manifest:media-type="image/png"/>
  <manifest:file-entry manifest:full-path="Pictures/10000001000004C60000003FBB095FD98213382C.png" manifest:media-type="image/png"/>
  <manifest:file-entry manifest:full-path="Pictures/100000010000035E0000002F68C249BC0A882594.png" manifest:media-type="image/png"/>
  <manifest:file-entry manifest:full-path="Pictures/10000001000004C90000003DE6A2D67A8F1FF67D.png" manifest:media-type="image/png"/>
  <manifest:file-entry manifest:full-path="Pictures/100000010000035E0000002F1F3BE9E75BE5E6C5.png" manifest:media-type="image/png"/>
  <manifest:file-entry manifest:full-path="Pictures/100000010000035E0000002FBC8D71BB581254BD.png" manifest:media-type="image/png"/>
  <manifest:file-entry manifest:full-path="Pictures/100000010000035E0000002F576909C7F00F5001.png" manifest:media-type="image/png"/>
  <manifest:file-entry manifest:full-path="Pictures/1000000100000344000000BBBD6A173B923109EE.png" manifest:media-type="image/png"/>
  <manifest:file-entry manifest:full-path="Pictures/100000010000035E0000002F1857BFE79643B4B7.png" manifest:media-type="image/png"/>
  <manifest:file-entry manifest:full-path="Pictures/1000000100000352000000340C494B115A8B7610.png" manifest:media-type="image/png"/>
  <manifest:file-entry manifest:full-path="Pictures/100000010000035E0000002FA1681E8EFE0C8082.png" manifest:media-type="image/png"/>
  <manifest:file-entry manifest:full-path="Pictures/100000010000035E0000002F111EC9A82F2CDD3C.png" manifest:media-type="image/png"/>
  <manifest:file-entry manifest:full-path="Pictures/1000000100000288000000D3D7254FE106D11478.png" manifest:media-type="image/png"/>
  <manifest:file-entry manifest:full-path="Pictures/1000000100000287000000399A5541B945EC7B8B.png" manifest:media-type="image/png"/>
  <manifest:file-entry manifest:full-path="Pictures/100000010000034100000037AD17CE08B578ED5B.png" manifest:media-type="image/png"/>
  <manifest:file-entry manifest:full-path="Pictures/10000001000001FE0000001FE5D832B015D8241A.png" manifest:media-type="image/png"/>
  <manifest:file-entry manifest:full-path="Pictures/1000000100000341000000378F93F0D32BC026C8.png" manifest:media-type="image/png"/>
  <manifest:file-entry manifest:full-path="Pictures/100000010000035E0000002FE3BCA4FD3C746AD8.png" manifest:media-type="image/png"/>
  <manifest:file-entry manifest:full-path="Pictures/100000010000035E0000002FA774372896058E91.png" manifest:media-type="image/png"/>
  <manifest:file-entry manifest:full-path="Pictures/10000001000005740000002DE0756D811A4934DF.png" manifest:media-type="image/png"/>
  <manifest:file-entry manifest:full-path="Pictures/10000001000003310000006064D0EFFF7404314F.png" manifest:media-type="image/png"/>
  <manifest:file-entry manifest:full-path="Pictures/10000001000005700000003300EFFEE6A996AB1C.png" manifest:media-type="image/png"/>
  <manifest:file-entry manifest:full-path="Pictures/10000001000001FE0000001FD17A1B8899E39C95.png" manifest:media-type="image/png"/>
  <manifest:file-entry manifest:full-path="Pictures/100000010000035E0000002F085BB3570F55027C.png" manifest:media-type="image/png"/>
  <manifest:file-entry manifest:full-path="Pictures/10000001000002900000003C41566885523A2273.png" manifest:media-type="image/png"/>
  <manifest:file-entry manifest:full-path="Pictures/10000001000002860000025D094BA79C08BCBBC1.png" manifest:media-type="image/png"/>
  <manifest:file-entry manifest:full-path="Pictures/100000010000023E00000022B8B4589D4DA07223.png" manifest:media-type="image/png"/>
  <manifest:file-entry manifest:full-path="Pictures/10000001000003770000002FA6D168BD2E66870F.png" manifest:media-type="image/png"/>
  <manifest:file-entry manifest:full-path="Pictures/100000010000035E0000002F22A8F8F38189DAF5.png" manifest:media-type="image/png"/>
  <manifest:file-entry manifest:full-path="Pictures/100000010000030A0000005B7F681415F91BAE05.png" manifest:media-type="image/png"/>
  <manifest:file-entry manifest:full-path="Pictures/10000001000003350000004D75D3EF7A881A8FE6.png" manifest:media-type="image/png"/>
  <manifest:file-entry manifest:full-path="Pictures/10000001000001FE0000001FE37178AB99FE9BA6.png" manifest:media-type="image/png"/>
  <manifest:file-entry manifest:full-path="Pictures/10000001000001FE0000001F86C5A2FC1D69B0F7.png" manifest:media-type="image/png"/>
  <manifest:file-entry manifest:full-path="Pictures/100000010000028F000001072C0928264224E7A3.png" manifest:media-type="image/png"/>
  <manifest:file-entry manifest:full-path="Pictures/10000001000001FE0000001F026D7133E1F093A4.png" manifest:media-type="image/png"/>
  <manifest:file-entry manifest:full-path="Pictures/10000001000001FE0000001F4917847B026DD178.png" manifest:media-type="image/png"/>
  <manifest:file-entry manifest:full-path="Pictures/10000001000001FE0000001FCD7FE312D3EC71C5.png" manifest:media-type="image/png"/>
  <manifest:file-entry manifest:full-path="Pictures/100000010000035E0000002F749DED27757D0DA7.png" manifest:media-type="image/png"/>
  <manifest:file-entry manifest:full-path="Pictures/100000010000028200000039B9950A116C979410.png" manifest:media-type="image/png"/>
  <manifest:file-entry manifest:full-path="Pictures/10000001000001FE0000001F74C37FB69311CAA5.png" manifest:media-type="image/png"/>
  <manifest:file-entry manifest:full-path="Pictures/10000001000005EE00000095A96C6D10A2002114.png" manifest:media-type="image/png"/>
  <manifest:file-entry manifest:full-path="Pictures/10000001000001FE0000001F6BC60880A138D08F.png" manifest:media-type="image/png"/>
  <manifest:file-entry manifest:full-path="Pictures/10000001000004C60000005F823645DAFB059651.png" manifest:media-type="image/png"/>
  <manifest:file-entry manifest:full-path="Pictures/100000010000028B000000A192E65A8A014CE0A1.png" manifest:media-type="image/png"/>
  <manifest:file-entry manifest:full-path="Pictures/10000001000002910000006A085E5D85B6FA4984.png" manifest:media-type="image/png"/>
  <manifest:file-entry manifest:full-path="Pictures/100000010000035E0000002F41A84614B16C0678.png" manifest:media-type="image/png"/>
  <manifest:file-entry manifest:full-path="Pictures/10000001000005700000003352CAF8D81F6DE5C9.png" manifest:media-type="image/png"/>
  <manifest:file-entry manifest:full-path="Pictures/100000010000028D0000007872A0EBBEE516C596.png" manifest:media-type="image/png"/>
  <manifest:file-entry manifest:full-path="Pictures/100000010000023E0000003662A5827A516F89C1.png" manifest:media-type="image/png"/>
  <manifest:file-entry manifest:full-path="Pictures/10000001000003770000002F086ABC06E87544A1.png" manifest:media-type="image/png"/>
  <manifest:file-entry manifest:full-path="Pictures/10000001000003770000002F78045DCCB7329BFB.png" manifest:media-type="image/png"/>
  <manifest:file-entry manifest:full-path="Pictures/100000010000035500000078F0690282314A54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b5360" officeooo:paragraph-rsid="001b5360" style:font-size-asian="10.5pt" style:font-size-complex="12pt"/>
    </style:style>
    <style:style style:name="P2" style:family="paragraph" style:parent-style-name="Standard">
      <style:text-properties officeooo:rsid="001b5360" officeooo:paragraph-rsid="001b5360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20pt" style:font-size-asian="17.5pt" style:font-size-complex="20pt"/>
    </style:style>
    <style:style style:name="T3" style:family="text">
      <style:text-properties style:font-name="DejaVu Sans" fo:font-size="20pt" officeooo:rsid="001b5360" style:font-size-asian="17.5pt" style:font-size-complex="20pt"/>
    </style:style>
    <style:style style:name="T4" style:family="text">
      <style:text-properties style:font-name="DejaVu Sans" officeooo:rsid="001b5360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3">Assignment 1</text:span></text:p>
      <text:p text:style-name="Standard"><text:span text:style-name="T3"/></text:p>
      <text:p text:style-name="P2"><text:span text:style-name="T2">Name: Yash Dhage</text:span></text:p>
      <text:p text:style-name="P2"><text:span text:style-name="T2">KD-2</text:span></text:p>
      <text:p text:style-name="P2"><text:span text:style-name="T2">80140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1"><text:span text:style-name="T1">1.</text:span></text:p>
      <text:p text:style-name="P1"><draw:frame draw:style-name="fr1" draw:name="Image2" text:anchor-type="char" svg:x="0.748cm" svg:y="0.035cm" svg:width="15.187cm" svg:height="1.429cm" draw:z-index="0"><draw:image xlink:href="Pictures/100000010000023E0000003662A5827A516F89C1.png" xlink:type="simple" xlink:show="embed" xlink:actuate="onLoad" draw:mime-type="image/png"/></draw:frame></text:p>
      <text:p text:style-name="P1"><draw:frame text:anchor-type="paragraph" draw:z-index="1" draw:name="Image with transparency 1" draw:style-name="gr29" draw:text-style-name="P3" svg:width="19cm" svg:height="2.222cm" svg:x="0cm" svg:y="0.169cm"><draw:image xlink:href="Pictures/100000010000030A0000005B7F681415F91BAE05.png" xlink:type="simple" xlink:show="embed" xlink:actuate="onLoad" draw:mime-type="image/png"><text:p/></draw:image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1">2.</text:span></text:p>
      <text:p text:style-name="P1"/>
      <text:p text:style-name="P1"><draw:frame draw:style-name="fr1" draw:name="Image1" text:anchor-type="char" svg:x="0.302cm" svg:y="0.212cm" svg:width="15.187cm" svg:height="0.9cm" draw:z-index="2"><draw:image xlink:href="Pictures/100000010000023E00000022B8B4589D4DA07223.png" xlink:type="simple" xlink:show="embed" xlink:actuate="onLoad" draw:mime-type="image/png"/></draw:frame></text:p>
      <text:p text:style-name="P1"><draw:frame text:anchor-type="paragraph" draw:z-index="3" draw:name="Image with transparency 2" draw:style-name="gr28" draw:text-style-name="P3" svg:width="19cm" svg:height="1.863cm" svg:x="0cm" svg:y="0.254cm"><draw:image xlink:href="Pictures/10000001000005EE00000095A96C6D10A2002114.png" xlink:type="simple" xlink:show="embed" xlink:actuate="onLoad" draw:mime-type="image/png"><text:p text:style-name="P4"/><text:p text:style-name="P4"/><text:p text:style-name="P4"/><text:p text:style-name="P4"/><text:p text:style-name="P4"/><text:p text:style-name="P4"/></draw:image></draw:frame></text:p>
      <text:p text:style-name="P1"/>
      <text:p text:style-name="P1"/>
      <text:p text:style-name="P1"/>
      <text:p text:style-name="P1"/>
      <text:p text:style-name="P1">3.Pwd </text:p>
      <text:p text:style-name="P1"><draw:frame text:anchor-type="paragraph" draw:z-index="4" draw:name="Image with transparency 3" draw:style-name="gr27" draw:text-style-name="P3" svg:width="19cm" svg:height="0.611cm" svg:x="0cm" svg:y="0.363cm"><draw:image xlink:href="Pictures/10000001000005740000002DE0756D811A4934DF.png" xlink:type="simple" xlink:show="embed" xlink:actuate="onLoad" draw:mime-type="image/png"><text:p text:style-name="P4"/><text:p text:style-name="P4"/><text:p text:style-name="P4"/><text:p text:style-name="P4"/><text:p text:style-name="P4"><text:span text:style-name="T5"/></text:p></draw:image></draw:frame></text:p>
      <text:p text:style-name="P1"/>
      <text:p text:style-name="P1"><draw:frame draw:style-name="fr1" draw:name="Image8" text:anchor-type="char" svg:x="0.219cm" svg:y="0.434cm" svg:width="13.494cm" svg:height="0.82cm" draw:z-index="5"><draw:image xlink:href="Pictures/10000001000001FE0000001FD17A1B8899E39C95.png" xlink:type="simple" xlink:show="embed" xlink:actuate="onLoad" draw:mime-type="image/png"/></draw:frame></text:p>
      <text:p text:style-name="P1"/>
      <text:p text:style-name="P1"/>
      <text:p text:style-name="P1"/>
      <text:p text:style-name="P1"><draw:frame text:anchor-type="paragraph" draw:z-index="6" draw:name="Image with transparency 4" draw:style-name="gr26" draw:text-style-name="P3" svg:width="19cm" svg:height="0.696cm" svg:x="-0.002cm" svg:y="0.037cm"><draw:image xlink:href="Pictures/10000001000005700000003300EFFEE6A996AB1C.png" xlink:type="simple" xlink:show="embed" xlink:actuate="onLoad" draw:mime-type="image/png"><text:p/></draw:image></draw:frame></text:p>
      <text:p text:style-name="P1"/>
      <text:p text:style-name="P1"><draw:frame draw:style-name="fr1" draw:name="Image9" text:anchor-type="char" svg:x="0.196cm" svg:y="0.407cm" svg:width="13.494cm" svg:height="0.82cm" draw:z-index="7"><draw:image xlink:href="Pictures/10000001000001FE0000001F74C37FB69311CA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8" draw:name="Image with transparency 5" draw:style-name="gr25" draw:text-style-name="P3" svg:width="19cm" svg:height="0.696cm" svg:x="0cm" svg:y="0.429cm"><draw:image xlink:href="Pictures/10000001000005700000003352CAF8D81F6DE5C9.png" xlink:type="simple" xlink:show="embed" xlink:actuate="onLoad" draw:mime-type="image/png"><text:p/></draw:image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0.669cm" svg:y="0.268cm" svg:width="13.494cm" svg:height="0.82cm" draw:z-index="9"><draw:image xlink:href="Pictures/10000001000001FE0000001FE5D832B015D824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Image with transparency 6" draw:style-name="gr24" draw:text-style-name="P3" svg:width="19cm" svg:height="6.187cm" svg:x="-0.714cm" svg:y="0.268cm"><draw:image xlink:href="Pictures/1000000100000288000000D3D7254FE106D11478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2" draw:name="Image with transparency 7" draw:style-name="gr23" draw:text-style-name="P3" svg:width="19cm" svg:height="17.793cm" svg:x="-0.792cm" svg:y="-0.083cm"><draw:image xlink:href="Pictures/10000001000002860000025D094BA79C08BCBBC1.png" xlink:type="simple" xlink:show="embed" xlink:actuate="onLoad" draw:mime-type="image/png"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/draw:image></draw:frame><draw:frame draw:style-name="fr1" draw:name="Image11" text:anchor-type="char" svg:x="0.219cm" svg:y="-0.882cm" svg:width="13.494cm" svg:height="0.82cm" draw:z-index="11"><draw:image xlink:href="Pictures/10000001000001FE0000001F026D7133E1F093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char" svg:x="-0.674cm" svg:y="0.388cm" svg:width="13.494cm" svg:height="0.82cm" draw:z-index="13"><draw:image xlink:href="Pictures/10000001000001FE0000001F86C5A2FC1D69B0F7.png" xlink:type="simple" xlink:show="embed" xlink:actuate="onLoad" draw:mime-type="image/png"/></draw:frame></text:p>
      <text:p text:style-name="P1"/>
      <text:p text:style-name="P1"/>
      <text:p text:style-name="P1"><draw:frame text:anchor-type="paragraph" draw:z-index="14" draw:name="Image with transparency 8" draw:style-name="gr22" draw:text-style-name="P3" svg:width="19cm" svg:height="1.673cm" svg:x="-0.501cm" svg:y="0.143cm"><draw:image xlink:href="Pictures/1000000100000287000000399A5541B945EC7B8B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<draw:frame draw:style-name="fr1" draw:name="Image13" text:anchor-type="char" svg:x="-0.374cm" svg:y="0.182cm" svg:width="13.494cm" svg:height="0.82cm" draw:z-index="15"><draw:image xlink:href="Pictures/10000001000001FE0000001F4917847B026DD178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6" draw:name="Image with transparency 9" draw:style-name="gr21" draw:text-style-name="P3" svg:width="19cm" svg:height="1.687cm" svg:x="-0.527cm" svg:y="-0.942cm"><draw:image xlink:href="Pictures/100000010000028200000039B9950A116C979410.png" xlink:type="simple" xlink:show="embed" xlink:actuate="onLoad" draw:mime-type="image/png"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/draw:image></draw:frame></text:p>
      <text:p text:style-name="P1"/>
      <text:p text:style-name="P1"><draw:frame draw:style-name="fr1" draw:name="Image14" text:anchor-type="char" svg:x="-0.549cm" svg:y="0.434cm" svg:width="13.494cm" svg:height="0.82cm" draw:z-index="17"><draw:image xlink:href="Pictures/10000001000001FE0000001F6BC60880A138D08F.png" xlink:type="simple" xlink:show="embed" xlink:actuate="onLoad" draw:mime-type="image/png"/></draw:frame></text:p>
      <text:p text:style-name="P1"/>
      <text:p text:style-name="P1"/>
      <text:p text:style-name="P1"><draw:frame text:anchor-type="paragraph" draw:z-index="18" draw:name="Image with transparency 10" draw:style-name="gr20" draw:text-style-name="P3" svg:width="19cm" svg:height="4.698cm" svg:x="-0.901cm" svg:y="0.33cm"><draw:image xlink:href="Pictures/100000010000028B000000A192E65A8A014CE0A1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-0.31cm" svg:y="0.279cm" svg:width="13.494cm" svg:height="0.82cm" draw:z-index="19"><draw:image xlink:href="Pictures/10000001000001FE0000001FCD7FE312D3EC71C5.png" xlink:type="simple" xlink:show="embed" xlink:actuate="onLoad" draw:mime-type="image/png"/></draw:frame></text:p>
      <text:p text:style-name="P1"/>
      <text:p text:style-name="P1"/>
      <text:p text:style-name="P1"><draw:frame text:anchor-type="paragraph" draw:z-index="20" draw:name="Image with transparency 11" draw:style-name="gr19" draw:text-style-name="P3" svg:width="19cm" svg:height="7.628cm" svg:x="-0.818cm" svg:y="0cm"><draw:image xlink:href="Pictures/100000010000028F000001072C0928264224E7A3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x="-0.205cm" svg:y="0.34cm" svg:width="13.494cm" svg:height="0.82cm" draw:z-index="21"><draw:image xlink:href="Pictures/10000001000001FE0000001FE37178AB99FE9B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2" draw:name="Image with transparency 12" draw:style-name="gr18" draw:text-style-name="P3" svg:width="19cm" svg:height="7.628cm" svg:x="-1.321cm" svg:y="-1.73cm"><draw:image xlink:href="Pictures/100000010000028F000001072C0928264224E7A3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x="-0.873cm" svg:y="0.275cm" svg:width="17cm" svg:height="0.9cm" draw:z-index="23"><draw:image xlink:href="Pictures/10000001000003770000002FA6D168BD2E66870F.png" xlink:type="simple" xlink:show="embed" xlink:actuate="onLoad" draw:mime-type="image/png"/></draw:frame></text:p>
      <text:p text:style-name="P1"><draw:frame text:anchor-type="paragraph" draw:z-index="24" draw:name="Image with transparency 13" draw:style-name="gr17" draw:text-style-name="P3" svg:width="19cm" svg:height="3.065cm" svg:x="-0.845cm" svg:y="0.012cm"><draw:image xlink:href="Pictures/10000001000002910000006A085E5D85B6FA4984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6" draw:name="Image with transparency 14" draw:style-name="gr16" draw:text-style-name="P3" svg:width="19cm" svg:height="1.738cm" svg:x="-0.818cm" svg:y="1.483cm"><draw:image xlink:href="Pictures/10000001000002900000003C41566885523A2273.png" xlink:type="simple" xlink:show="embed" xlink:actuate="onLoad" draw:mime-type="image/png"><text:p/></draw:image></draw:frame><draw:frame text:anchor-type="paragraph" draw:z-index="28" draw:name="Image with transparency 15" draw:style-name="gr15" draw:text-style-name="P3" svg:width="19cm" svg:height="3.492cm" svg:x="1.868cm" svg:y="5.188cm"><draw:image xlink:href="Pictures/100000010000028D0000007872A0EBBEE516C596.png" xlink:type="simple" xlink:show="embed" xlink:actuate="onLoad" draw:mime-type="image/png"><text:p/></draw:image></draw:frame><draw:frame draw:style-name="fr1" draw:name="Image18" text:anchor-type="char" svg:x="-0.609cm" svg:y="0.265cm" svg:width="17cm" svg:height="0.9cm" draw:z-index="25"><draw:image xlink:href="Pictures/10000001000003770000002F086ABC06E87544A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19" text:anchor-type="char" svg:x="-0.847cm" svg:y="3.942cm" svg:width="17cm" svg:height="0.9cm" draw:z-index="27"><draw:image xlink:href="Pictures/10000001000003770000002F78045DCCB7329BF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0" draw:name="Image with transparency 16" draw:style-name="gr14" draw:text-style-name="P3" svg:width="19cm" svg:height="2.671cm" svg:x="-0.474cm" svg:y="-0.185cm"><draw:image xlink:href="Pictures/100000010000035500000078F0690282314A54C3.png" xlink:type="simple" xlink:show="embed" xlink:actuate="onLoad" draw:mime-type="image/png"><text:p/></draw:image></draw:frame><draw:frame draw:style-name="fr1" draw:name="Image20" text:anchor-type="char" svg:x="0.041cm" svg:y="-1.834cm" svg:width="17cm" svg:height="0.926cm" draw:z-index="29"><draw:image xlink:href="Pictures/100000010000035E0000002FA1681E8EFE0C80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2" text:anchor-type="char" svg:x="-0.212cm" svg:y="0.392cm" svg:width="17cm" svg:height="0.926cm" draw:z-index="31"><draw:image xlink:href="Pictures/100000010000035E0000002FA774372896058E91.png" xlink:type="simple" xlink:show="embed" xlink:actuate="onLoad" draw:mime-type="image/png"/></draw:frame><text:tab/><text:tab/></text:p>
      <text:p text:style-name="P1"><draw:frame text:anchor-type="paragraph" draw:z-index="32" draw:name="Image with transparency 17" draw:style-name="gr13" draw:text-style-name="P3" svg:width="19cm" svg:height="1.161cm" svg:x="0.002cm" svg:y="0cm"><draw:image xlink:href="Pictures/1000000100000352000000340C494B115A8B7610.png" xlink:type="simple" xlink:show="embed" xlink:actuate="onLoad" draw:mime-type="image/png"><text:p/></draw:image></draw:frame></text:p>
      <text:p text:style-name="P1"/>
      <text:p text:style-name="P1"/>
      <text:p text:style-name="P1"><draw:frame draw:style-name="fr1" draw:name="Image23" text:anchor-type="char" svg:x="-0.238cm" svg:y="0.265cm" svg:width="17cm" svg:height="0.926cm" draw:z-index="33"><draw:image xlink:href="Pictures/100000010000035E0000002F1857BFE79643B4B7.png" xlink:type="simple" xlink:show="embed" xlink:actuate="onLoad" draw:mime-type="image/png"/></draw:frame></text:p>
      <text:p text:style-name="P1"><draw:frame text:anchor-type="paragraph" draw:z-index="34" draw:name="Image with transparency 18" draw:style-name="gr12" draw:text-style-name="P3" svg:width="19cm" svg:height="4.25cm" svg:x="0.002cm" svg:y="0.002cm"><draw:image xlink:href="Pictures/1000000100000344000000BBBD6A173B923109EE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><draw:frame text:anchor-type="paragraph" draw:z-index="36" draw:name="Image with transparency 19" draw:style-name="gr11" draw:text-style-name="P3" svg:width="19cm" svg:height="4.25cm" svg:x="-0.104cm" svg:y="3.732cm"><draw:image xlink:href="Pictures/1000000100000344000000BBBD6A173B923109EE.png" xlink:type="simple" xlink:show="embed" xlink:actuate="onLoad" draw:mime-type="image/png"><text:p/></draw:image></draw:frame><draw:frame text:anchor-type="paragraph" draw:z-index="38" draw:name="Image with transparency 20" draw:style-name="gr10" draw:text-style-name="P3" svg:width="19cm" svg:height="4.25cm" svg:x="-0.342cm" svg:y="9.95cm"><draw:image xlink:href="Pictures/1000000100000344000000BBBD6A173B923109EE.png" xlink:type="simple" xlink:show="embed" xlink:actuate="onLoad" draw:mime-type="image/png"><text:p/></draw:image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24" text:anchor-type="char" svg:x="-0.023cm" svg:y="2.198cm" svg:width="17cm" svg:height="0.926cm" draw:z-index="35"><draw:image xlink:href="Pictures/100000010000035E0000002F41A84614B16C067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25" text:anchor-type="char" svg:x="-0.238cm" svg:y="8.678cm" svg:width="17cm" svg:height="0.926cm" draw:z-index="37"><draw:image xlink:href="Pictures/100000010000035E0000002F576909C7F00F500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0" draw:name="Image with transparency 21" draw:style-name="gr9" draw:text-style-name="P3" svg:width="19cm" svg:height="4.25cm" svg:x="-0.289cm" svg:y="1.325cm"><draw:image xlink:href="Pictures/1000000100000344000000BBBD6A173B923109EE.png" xlink:type="simple" xlink:show="embed" xlink:actuate="onLoad" draw:mime-type="image/png"><text:p/></draw:image></draw:frame><draw:frame draw:style-name="fr1" draw:name="Image26" text:anchor-type="char" svg:x="0cm" svg:y="0.049cm" svg:width="17cm" svg:height="0.926cm" draw:z-index="39"><draw:image xlink:href="Pictures/100000010000035E0000002FE3BCA4FD3C746A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7" text:anchor-type="char" svg:x="-0.406cm" svg:y="0.316cm" svg:width="17cm" svg:height="0.926cm" draw:z-index="41"><draw:image xlink:href="Pictures/100000010000035E0000002F22A8F8F38189DAF5.png" xlink:type="simple" xlink:show="embed" xlink:actuate="onLoad" draw:mime-type="image/png"/></draw:frame></text:p>
      <text:p text:style-name="P1"><draw:frame text:anchor-type="paragraph" draw:z-index="42" draw:name="Image with transparency 22" draw:style-name="gr8" draw:text-style-name="P3" svg:width="19cm" svg:height="1.253cm" svg:x="-0.478cm" svg:y="0.196cm"><draw:image xlink:href="Pictures/1000000100000341000000378F93F0D32BC026C8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<draw:frame text:anchor-type="paragraph" draw:z-index="44" draw:name="Image with transparency 23" draw:style-name="gr7" draw:text-style-name="P3" svg:width="19cm" svg:height="1.253cm" svg:x="-0.739cm" svg:y="1.683cm"><draw:image xlink:href="Pictures/100000010000034100000037AD17CE08B578ED5B.png" xlink:type="simple" xlink:show="embed" xlink:actuate="onLoad" draw:mime-type="image/png"><text:p/></draw:image></draw:frame><draw:frame text:anchor-type="paragraph" draw:z-index="46" draw:name="Image with transparency 24" draw:style-name="gr6" draw:text-style-name="P3" svg:width="19cm" svg:height="1.781cm" svg:x="1.868cm" svg:y="4.942cm"><draw:image xlink:href="Pictures/10000001000003350000004D75D3EF7A881A8FE6.png" xlink:type="simple" xlink:show="embed" xlink:actuate="onLoad" draw:mime-type="image/png"><text:p/></draw:image></draw:frame><draw:frame text:anchor-type="paragraph" draw:z-index="48" draw:name="Image with transparency 25" draw:style-name="gr5" draw:text-style-name="P3" svg:width="19cm" svg:height="2.232cm" svg:x="3.337cm" svg:y="8.703cm"><draw:image xlink:href="Pictures/10000001000003310000006064D0EFFF7404314F.png" xlink:type="simple" xlink:show="embed" xlink:actuate="onLoad" draw:mime-type="image/png"><text:p/></draw:image></draw:frame><draw:frame draw:style-name="fr1" draw:name="Image28" text:anchor-type="char" svg:x="-0.755cm" svg:y="0.386cm" svg:width="17cm" svg:height="0.926cm" draw:z-index="43"><draw:image xlink:href="Pictures/100000010000035E0000002FBC8D71BB581254B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29" text:anchor-type="char" svg:x="-0.45cm" svg:y="3.697cm" svg:width="17cm" svg:height="0.926cm" draw:z-index="45"><draw:image xlink:href="Pictures/100000010000035E0000002F085BB3570F55027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30" text:anchor-type="char" svg:x="-0.635cm" svg:y="7.378cm" svg:width="17cm" svg:height="0.926cm" draw:z-index="47"><draw:image xlink:href="Pictures/100000010000035E0000002F1F3BE9E75BE5E6C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1" text:anchor-type="char" svg:x="-0.325cm" svg:y="-0.157cm" svg:width="17cm" svg:height="0.926cm" draw:z-index="49"><draw:image xlink:href="Pictures/100000010000035E0000002F749DED27757D0DA7.png" xlink:type="simple" xlink:show="embed" xlink:actuate="onLoad" draw:mime-type="image/png"/></draw:frame></text:p>
      <text:p text:style-name="P1"><draw:frame text:anchor-type="paragraph" draw:z-index="50" draw:name="Image with transparency 26" draw:style-name="gr4" draw:text-style-name="P3" svg:width="19cm" svg:height="0.946cm" svg:x="-0.452cm" svg:y="0.365cm"><draw:image xlink:href="Pictures/10000001000004C90000003DE6A2D67A8F1FF67D.png" xlink:type="simple" xlink:show="embed" xlink:actuate="onLoad" draw:mime-type="image/png"><text:p/></draw:image></draw:frame></text:p>
      <text:p text:style-name="P1"/>
      <text:p text:style-name="P1"><draw:frame text:anchor-type="paragraph" draw:z-index="52" draw:name="Image with transparency 27" draw:style-name="gr3" draw:text-style-name="P3" svg:width="19cm" svg:height="1.475cm" svg:x="2.053cm" svg:y="2.462cm"><draw:image xlink:href="Pictures/10000001000004C60000005F823645DAFB059651.png" xlink:type="simple" xlink:show="embed" xlink:actuate="onLoad" draw:mime-type="image/png"><text:p/></draw:image></draw:frame><draw:frame text:anchor-type="paragraph" draw:z-index="54" draw:name="Image with transparency 28" draw:style-name="gr2" draw:text-style-name="P3" svg:width="19cm" svg:height="0.978cm" svg:x="3.754cm" svg:y="6.191cm"><draw:image xlink:href="Pictures/10000001000004C60000003FBB095FD98213382C.png" xlink:type="simple" xlink:show="embed" xlink:actuate="onLoad" draw:mime-type="image/png"><text:p/></draw:image></draw:frame><draw:frame text:anchor-type="paragraph" draw:z-index="56" draw:name="Image with transparency 29" draw:style-name="gr1" draw:text-style-name="P3" svg:width="19cm" svg:height="5.409cm" svg:x="8.756cm" svg:y="9.583cm"><draw:image xlink:href="Pictures/100000010000048E0000014C29E2CA9F3C80D223.png" xlink:type="simple" xlink:show="embed" xlink:actuate="onLoad" draw:mime-type="image/png"><text:p/></draw:image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32" text:anchor-type="char" svg:x="-0.265cm" svg:y="1.007cm" svg:width="17cm" svg:height="0.926cm" draw:z-index="51"><draw:image xlink:href="Pictures/100000010000035E0000002F68C249BC0A88259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33" text:anchor-type="char" svg:x="-0.159cm" svg:y="4.577cm" svg:width="17cm" svg:height="0.926cm" draw:z-index="53"><draw:image xlink:href="Pictures/100000010000035E0000002F5AAB12103306E22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34" text:anchor-type="char" svg:x="0.032cm" svg:y="7.705cm" svg:width="17cm" svg:height="0.926cm" draw:z-index="55"><draw:image xlink:href="Pictures/100000010000035E0000002F111EC9A82F2CDD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1:52:50.658993225</meta:creation-date>
    <dc:date>2023-12-07T12:47:16.306377672</dc:date>
    <meta:editing-duration>PT54M26S</meta:editing-duration>
    <meta:editing-cycles>1</meta:editing-cycles>
    <meta:document-statistic meta:table-count="0" meta:image-count="28" meta:object-count="0" meta:page-count="8" meta:paragraph-count="12" meta:word-count="10" meta:character-count="837" meta:non-whitespace-character-count="43"/>
    <meta:generator>LibreOffice/7.3.7.2$Linux_X86_64 LibreOffice_project/30$Build-2</meta:generator>
  </office:meta>
</office:document-meta>
</file>